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19e" officeooo:paragraph-rsid="0000619e"/>
    </style:style>
    <style:style style:name="P2" style:family="paragraph" style:parent-style-name="Standard">
      <style:text-properties officeooo:paragraph-rsid="0000619e"/>
    </style:style>
    <style:style style:name="P3" style:family="paragraph" style:parent-style-name="Standard">
      <style:text-properties fo:font-weight="bold" officeooo:rsid="0000619e" officeooo:paragraph-rsid="0000619e" style:font-weight-asian="bold" style:font-weight-complex="bold"/>
    </style:style>
    <style:style style:name="P4" style:family="paragraph" style:parent-style-name="Standard">
      <style:text-properties fo:font-weight="bold" officeooo:rsid="00052dfb" officeooo:paragraph-rsid="00052dfb" style:font-weight-asian="bold" style:font-weight-complex="bold"/>
    </style:style>
    <style:style style:name="P5" style:family="paragraph" style:parent-style-name="Standard">
      <style:text-properties fo:font-weight="bold" officeooo:rsid="000544db" officeooo:paragraph-rsid="00078eee" style:font-weight-asian="bold" style:font-weight-complex="bold"/>
    </style:style>
    <style:style style:name="P6" style:family="paragraph" style:parent-style-name="Standard">
      <style:text-properties fo:font-weight="bold" officeooo:rsid="0005572c" officeooo:paragraph-rsid="0005572c" style:font-weight-asian="bold" style:font-weight-complex="bold"/>
    </style:style>
    <style:style style:name="P7" style:family="paragraph" style:parent-style-name="Standard">
      <style:text-properties fo:font-weight="bold" officeooo:rsid="000592f2" officeooo:paragraph-rsid="000592f2" style:font-weight-asian="bold" style:font-weight-complex="bold"/>
    </style:style>
    <style:style style:name="P8" style:family="paragraph" style:parent-style-name="Standard">
      <style:text-properties fo:font-weight="bold" officeooo:rsid="0005fd0d" officeooo:paragraph-rsid="0005fd0d" style:font-weight-asian="bold" style:font-weight-complex="bold"/>
    </style:style>
    <style:style style:name="P9" style:family="paragraph" style:parent-style-name="Standard">
      <style:text-properties officeooo:paragraph-rsid="0001d1f9"/>
    </style:style>
    <style:style style:name="P10" style:family="paragraph" style:parent-style-name="Standard">
      <style:text-properties fo:font-weight="normal" officeooo:rsid="00038dae" officeooo:paragraph-rsid="00038dae" style:font-weight-asian="normal" style:font-weight-complex="normal"/>
    </style:style>
    <style:style style:name="P11" style:family="paragraph" style:parent-style-name="Standard">
      <style:text-properties fo:font-weight="normal" officeooo:rsid="0003e5c1" officeooo:paragraph-rsid="0003e5c1" style:font-weight-asian="normal" style:font-weight-complex="normal"/>
    </style:style>
    <style:style style:name="P12" style:family="paragraph" style:parent-style-name="Standard">
      <style:text-properties fo:font-weight="normal" officeooo:rsid="0005fd0d" officeooo:paragraph-rsid="0005fd0d" style:font-weight-asian="normal" style:font-weight-complex="normal"/>
    </style:style>
    <style:style style:name="P13" style:family="paragraph" style:parent-style-name="Standard">
      <style:text-properties fo:font-weight="normal" officeooo:rsid="00078eee" officeooo:paragraph-rsid="00078eee" style:font-weight-asian="normal" style:font-weight-complex="normal"/>
    </style:style>
    <style:style style:name="P14" style:family="paragraph" style:parent-style-name="Standard">
      <style:text-properties officeooo:paragraph-rsid="00038dae"/>
    </style:style>
    <style:style style:name="P15" style:family="paragraph" style:parent-style-name="Standard">
      <style:text-properties officeooo:rsid="00038dae" officeooo:paragraph-rsid="00038dae"/>
    </style:style>
    <style:style style:name="P16" style:family="paragraph" style:parent-style-name="Standard">
      <style:text-properties officeooo:rsid="00052dfb" officeooo:paragraph-rsid="00052dfb"/>
    </style:style>
    <style:style style:name="P17" style:family="paragraph" style:parent-style-name="Standard">
      <style:text-properties officeooo:rsid="000544db" officeooo:paragraph-rsid="00078eee"/>
    </style:style>
    <style:style style:name="P18" style:family="paragraph" style:parent-style-name="Standard">
      <style:text-properties officeooo:rsid="0005572c" officeooo:paragraph-rsid="0005572c"/>
    </style:style>
    <style:style style:name="P19" style:family="paragraph" style:parent-style-name="Standard">
      <style:text-properties officeooo:rsid="000592f2" officeooo:paragraph-rsid="000592f2"/>
    </style:style>
    <style:style style:name="P20" style:family="paragraph" style:parent-style-name="Standard">
      <style:text-properties officeooo:paragraph-rsid="000592f2"/>
    </style:style>
    <style:style style:name="P21" style:family="paragraph" style:parent-style-name="Standard">
      <style:text-properties officeooo:rsid="0005fd0d" officeooo:paragraph-rsid="0005fd0d"/>
    </style:style>
    <style:style style:name="P22" style:family="paragraph" style:parent-style-name="Standard">
      <style:text-properties officeooo:paragraph-rsid="0005fd0d"/>
    </style:style>
    <style:style style:name="P23" style:family="paragraph" style:parent-style-name="Standard">
      <style:text-properties officeooo:rsid="00078eee" officeooo:paragraph-rsid="00078eee"/>
    </style:style>
    <style:style style:name="P24" style:family="paragraph" style:parent-style-name="Standard">
      <style:text-properties officeooo:paragraph-rsid="00078eee"/>
    </style:style>
    <style:style style:name="P25" style:family="paragraph" style:parent-style-name="Standard">
      <style:text-properties fo:font-size="16pt" fo:font-weight="bold" officeooo:rsid="0005fd0d" officeooo:paragraph-rsid="0005fd0d" style:font-size-asian="16pt" style:font-weight-asian="bold" style:font-size-complex="16pt" style:font-weight-complex="bold"/>
    </style:style>
    <style:style style:name="P26" style:family="paragraph" style:parent-style-name="Standard">
      <style:text-properties officeooo:rsid="000bdb49" officeooo:paragraph-rsid="000bdb49"/>
    </style:style>
    <style:style style:name="T1" style:family="text">
      <style:text-properties officeooo:rsid="000061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619e" style:font-weight-asian="bold" style:font-weight-complex="bold"/>
    </style:style>
    <style:style style:name="T4" style:family="text">
      <style:text-properties fo:font-weight="bold" officeooo:rsid="0001d1f9" style:font-weight-asian="bold" style:font-weight-complex="bold"/>
    </style:style>
    <style:style style:name="T5" style:family="text">
      <style:text-properties officeooo:rsid="0001d1f9"/>
    </style:style>
    <style:style style:name="T6" style:family="text">
      <style:text-properties officeooo:rsid="00038da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38dae" style:font-weight-asian="normal" style:font-weight-complex="normal"/>
    </style:style>
    <style:style style:name="T9" style:family="text">
      <style:text-properties fo:font-weight="normal" officeooo:rsid="0005fd0d" style:font-weight-asian="normal" style:font-weight-complex="normal"/>
    </style:style>
    <style:style style:name="T10" style:family="text">
      <style:text-properties officeooo:rsid="000544db"/>
    </style:style>
    <style:style style:name="T11" style:family="text">
      <style:text-properties officeooo:rsid="000592f2"/>
    </style:style>
    <style:style style:name="T12" style:family="text">
      <style:text-properties officeooo:rsid="0009d555"/>
    </style:style>
    <style:style style:name="T13" style:family="text">
      <style:text-properties officeooo:rsid="000b2678"/>
    </style:style>
    <style:style style:name="T14" style:family="text">
      <style:text-properties officeooo:rsid="000bc0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 phase commit</text:p>
      <text:p text:style-name="P1"><text:a xlink:type="simple" xlink:href="https://en.wikipedia.org/wiki/Two-phase_commit_protocol" text:style-name="Internet_20_link" text:visited-style-name="Visited_20_Internet_20_Link">https://en.wikipedia.org/wiki/Two-phase_commit_protocol</text:a></text:p>
      <text:p text:style-name="P2"><text:span text:style-name="T1">Advantage: atomicity</text:span></text:p>
      <text:p text:style-name="P1">Disadvantage: resources are locked for a long time</text:p>
      <text:p text:style-name="P1"/>
      <text:p text:style-name="P1">1-st phase – commit request.</text:p>
      <text:p text:style-name="P1">Participants execute transaction till the moment of commit and sent agree/abort message to <text:span text:style-name="T2">transaction manager</text:span>.</text:p>
      <text:p text:style-name="P1">2-nd phase – commit phase.</text:p>
      <text:p text:style-name="P1">Transaion manager sends commit/rollback message to participants.</text:p>
      <text:p text:style-name="P1"/>
      <text:p text:style-name="P1">Optimizations</text:p>
      <text:p text:style-name="P2"><text:span text:style-name="T3">Tree 2PC</text:span><text:span text:style-name="T1">. Nodes are connected in a tree; messages from/to T manager are propagated via nodes of tree (NOT dirrectly from manager to each node). Nodes gather responses from child nodes.</text:span></text:p>
      <text:p text:style-name="P9"><text:span text:style-name="T4">Dynamic 2PC</text:span><text:span text:style-name="T5">. T manager is NOT a fixed node. Messages are routed as in Tree 2PC. </text:span></text:p>
      <text:p text:style-name="P9"><text:span text:style-name="T5">&lt;msg from left sub-tree&gt; → </text:span><text:span text:style-name="T4">dynamicly</text:span><text:span text:style-name="T5"> defined T manager ← &lt;msg from right sub-tree&gt;</text:span></text:p>
      <text:p text:style-name="P1"/>
      <text:p text:style-name="P1"/>
      <text:p text:style-name="P3">2 phase locking</text:p>
      <text:p text:style-name="P3"><text:a xlink:type="simple" xlink:href="https://en.wikipedia.org/wiki/Two-phase_locking" text:style-name="Internet_20_link" text:visited-style-name="Visited_20_Internet_20_Link"><text:span text:style-name="T7">https://en.wikipedia.org/wiki/Two-phase_locking</text:span></text:a></text:p>
      <text:p text:style-name="P11"><text:span text:style-name="T6">Method to gather and release locks in distributed system. </text:span>To be shure, that all needed locks are acquired and transaction will not be blocked</text:p>
      <text:p text:style-name="P10"/>
      <text:p text:style-name="P10">1-st phase – expanding</text:p>
      <text:p text:style-name="P14"><text:span text:style-name="T8">Nodes ONLY acquire locks</text:span></text:p>
      <text:p text:style-name="P15"><text:span text:style-name="T7">2-nd phase <text:s/>- shrinking</text:span></text:p>
      <text:p text:style-name="P15"><text:span text:style-name="T7">Nodes ONLY release locks</text:span></text:p>
      <text:p text:style-name="P15"><text:span text:style-name="T7"/></text:p>
      <text:p text:style-name="P4">Write-ahead logging</text:p>
      <text:p text:style-name="P16"><text:span text:style-name="T7">The changes are first recorded in the log(in stable storage), before the changes are written to the database</text:span></text:p>
      <text:p text:style-name="P16"><text:span text:style-name="T7"/></text:p>
      <text:p text:style-name="P4">Shadow paging</text:p>
      <text:p text:style-name="P16"><text:span text:style-name="T7">A page in this context refers to a unit of physical storage(page of memory).</text:span></text:p>
      <text:p text:style-name="P16"><text:span text:style-name="T7">Shadow paging is a copy-on-write technique for avoiding </text:span><text:span text:style-name="T2">in-place</text:span><text:span text:style-name="T7"> updates of pages.</text:span></text:p>
      <text:p text:style-name="P16"><text:span text:style-name="T7">First prepare shadow page, than re-reference other pages to it.</text:span></text:p>
      <text:p text:style-name="P1"/>
      <text:p text:style-name="P18"><text:span text:style-name="T2">Saga pattern</text:span></text:p>
      <text:p text:style-name="P6"><text:a xlink:type="simple" xlink:href="https://microservices.io/patterns/data/saga.html" text:style-name="Internet_20_link" text:visited-style-name="Visited_20_Internet_20_Link"><text:span text:style-name="T7">https://microservices.io/patterns/data/saga.html</text:span></text:a></text:p>
      <text:p text:style-name="P18">Coordination</text:p>
      <text:p text:style-name="P18">1) Choreography </text:p>
      <text:p text:style-name="P18">2) Orchestration – orchestrator is created by service, which initiates transaction</text:p>
      <text:p text:style-name="P18"/>
      <text:p text:style-name="P6">CAP theorem</text:p>
      <text:p text:style-name="P18">Choose 2 of</text:p>
      <text:p text:style-name="P18">1) Consistency – <text:span text:style-name="T12">read returns data from latest write</text:span></text:p>
      <text:p text:style-name="P18">2) Availability – <text:span text:style-name="T13">every request gets response (ok or error)</text:span></text:p>
      <text:p text:style-name="P18">3) Partition-tolerance – everything is ok even if connection between 2 nodes disappears</text:p>
      <text:p text:style-name="P18"/>
      <text:p text:style-name="P6"><text:soft-page-break/>PACELC <text:span text:style-name="T11">theorem</text:span></text:p>
      <text:p text:style-name="P20"><text:span text:style-name="T11">Based on CAP: if P then A or C else L or C</text:span></text:p>
      <text:p text:style-name="P19">L – latency – latency of response. (There can be no answer while data repication is on going)</text:p>
      <text:p text:style-name="P19"/>
      <text:p text:style-name="P7">BASE principle</text:p>
      <text:p text:style-name="P19">Basic-Availability – <text:span text:style-name="T14">guaranty availability</text:span></text:p>
      <text:p text:style-name="P19">Soft-state – <text:span text:style-name="T13">state of store may change even without input(because of eventual consistency)</text:span></text:p>
      <text:p text:style-name="P19">Eventual consistency – <text:span text:style-name="T13">write to one node will propagate to other nodes for some time</text:span></text:p>
      <text:p text:style-name="P19"/>
      <text:p text:style-name="P25">Microservice patterns</text:p>
      <text:p text:style-name="P19">https://microservices.io/patterns/data/cqrs.html</text:p>
      <text:p text:style-name="P19"/>
      <text:p text:style-name="P8">API composition</text:p>
      <text:p text:style-name="P12">Problem: request needs data from multiple services</text:p>
      <text:p text:style-name="P22"><text:span text:style-name="T9">Solution: to have API composer, which collects data from services and combine it</text:span></text:p>
      <text:p text:style-name="P23"><text:span text:style-name="T9">M</text:span><text:span text:style-name="T7">ay check rights, do monitoring</text:span></text:p>
      <text:p text:style-name="P22"><text:span text:style-name="T9"/></text:p>
      <text:p text:style-name="P8">API gateway</text:p>
      <text:p text:style-name="P21"><text:span text:style-name="T7">Same as API composition.</text:span></text:p>
      <text:p text:style-name="P23"><text:span text:style-name="T7">Particular case: </text:span><text:span text:style-name="T2">Backends for frontends</text:span><text:span text:style-name="T7"> – when different client have different gate-ways.</text:span></text:p>
      <text:p text:style-name="P23"><text:span text:style-name="T7"/></text:p>
      <text:p text:style-name="P5">Persistence in microservices</text:p>
      <text:p text:style-name="P13">0) shared database</text:p>
      <text:p text:style-name="P24"><text:span text:style-name="T10">1) private table per service</text:span></text:p>
      <text:p text:style-name="P24"><text:span text:style-name="T10">2) private schema per service</text:span></text:p>
      <text:p text:style-name="P24"><text:span text:style-name="T10">3) database server per service</text:span></text:p>
      <text:p text:style-name="P17"><text:span text:style-name="T7">1) and 2) needs separate connections with access rules.</text:span></text:p>
      <text:p text:style-name="P17"><text:span text:style-name="T7"/></text:p>
      <text:p text:style-name="P17"><text:span text:style-name="T7">Command Query Responsibility Segregation (CQRS)</text:span></text:p>
      <text:p text:style-name="P26"><text:span text:style-name="T7">There is a view DB,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1-20T01:40:28.261000000</dc:date>
    <meta:editing-duration>PT1H17M42S</meta:editing-duration>
    <meta:editing-cycles>11</meta:editing-cycles>
    <meta:document-statistic meta:table-count="0" meta:image-count="0" meta:object-count="0" meta:page-count="2" meta:paragraph-count="59" meta:word-count="406" meta:character-count="2777" meta:non-whitespace-character-count="2413"/>
  </office:meta>
</office:document-meta>
</file>